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_43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attttacatttttagaaatgggcgtgaaaaaaagcgcgcgattatgtaaaatataa</text:p>
          </table:table-cell>
          <table:table-cell office:value-type="string" calcext:value-type="string">
            <text:p>BBa_K143013, strong activity during exponential and stationary phase</text:p>
          </table:table-cell>
          <table:table-cell office:value-type="string" calcext:value-type="string">
            <text:p>https://doi.org/10.1101/185108</text:p>
          </table:table-cell>
          <table:table-cell table:number-columns-repeated="3"/>
          <table:table-cell table:formula="of:=LEN([.L1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_spac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AGAACAACCTCTGCTAAAATTCCTGAAAAATTTTGCAAAAAGTTGTTGACTTTATCTACAAGGTGTGGCATAATGTGTGGAATTGTGAGCGCTCACAATTAAGCTT</text:p>
          </table:table-cell>
          <table:table-cell office:value-type="string" calcext:value-type="string">
            <text:p>LacI-repressible B. subtilis promoter</text:p>
          </table:table-cell>
          <table:table-cell office:value-type="string" calcext:value-type="string">
            <text:p>https://doi.org/10.1101/185108</text:p>
          </table:table-cell>
          <table:table-cell table:number-columns-repeated="3"/>
          <table:table-cell table:formula="of:=LEN([.L2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_ars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3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TTAATCAAAATAAATTGATTTATTTGCTTGCATTAATTTAAAAATCATGAGTTAATAAATACATCAAAA</text:p>
          </table:table-cell>
          <table:table-cell office:value-type="string" calcext:value-type="string">
            <text:p>Arsenate-repressible B. subtilis promoter. Promoter of ars operon. Repressed by ArsR, induced by arsenate or arsenite</text:p>
          </table:table-cell>
          <table:table-cell office:value-type="string" calcext:value-type="string">
            <text:p>https://doi.org/10.1101/185108</text:p>
          </table:table-cell>
          <table:table-cell table:number-columns-repeated="3"/>
          <table:table-cell table:formula="of:=LEN([.L3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acI_BSU+P_hyperSpank</text:p>
          </table:table-cell>
          <table:table-cell office:value-type="string" calcext:value-type="string">
            <text:p>composite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2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agaaaggaggtgttactagatgaaaccagtaacgttatacgatgtcgcagagtatgccggtgtctcttatcagaccgtttcccgcgtggtgaaccaggccagccacgtttctgcgaaaacgcgggaaaaagtggaagcggcgatggcggagctgaattacattcccaaccgcgtggcacaacaactggcgggcaaacagtcgttgctgattggcgttgccacctccagtctggccctgcacgcgccgtcgcaaattgtcgcggcgattaaatctcgcgccgatcaactgggtgccagcgtggtggtgtcgatggtagaacgaagcggcgtcgaagcctgtaaaacggcggtgcacaatcttctcgcgcaacgcgtcagtgggctgatcattaactatccgctggatgaccaggatgccattgctgtggaagctgcctgcactaatgttccggcgttatttcttgatgtctctgaccagacacccatcaacagtattattttctcccatgaagacggtacgcgactgggcgtggagcatctggtcgcattgggtcaccagcaaatcgcgctgttagcgggcccattaagttctgtctcggcgcgtctgcgtctggctggctggcataaatatctcactcgcaatcaaattcagccgatagcggaacgggaaggcgactggagtgccatgtccggttttcaacaaaccatgcaaatgctgaatgagggcatcgttcccactgcgatgctggttgccaacgatcagatggcgctgggcgcaatgcgcgccattaccgagtccgggctgcgcgttggtgcggatatctcggtagtgggatacgacgataccgaagacagctcatgttatatcccgccgtcaaccaccatcaaacaggattttcgcctgctggggcaaaccagcgtggaccgcttgctgcaactctctcagggccaggcggtgaagggcaatcagctgttgcccgtctcactggtgaaaagaaaaaccaccctggcgcccaatacgcaaaccgcctctccccgcgcgttggccgattcattaatgcagctggcacgacaggtttcccgactggaaagcgggcagtaataatactagagccaggcatcaaataaaacgaaaggctcagtcgaaagactgggcctttcgttttatctgttgtttgtcggtgaacgctctc</text:p>
          </table:table-cell>
          <table:table-cell office:value-type="string" calcext:value-type="string">
            <text:p>LacI part for use in Bacillus Subtilis, The lacI gene encodes a regulator protein for the lactose operon and the hyper-spank promoter of B. subtilis</text:p>
          </table:table-cell>
          <table:table-cell office:value-type="string" calcext:value-type="string">
            <text:p>https://doi.org/10.1101/185108</text:p>
          </table:table-cell>
          <table:table-cell table:number-columns-repeated="3"/>
          <table:table-cell table:formula="of:=LEN([.L4])" office:value-type="float" office:value="1193" calcext:value-type="float">
            <text:p>1193</text:p>
          </table:table-cell>
        </table:table-row>
        <table:table-row table:style-name="ro1">
          <table:table-cell office:value-type="string" calcext:value-type="string">
            <text:p>P_hyperSpank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ctcgagggtaaatgtgagcactcacaattcattttgcaaaagttgttgactttatctacaaggtgtggcataatgtgtgtaattgtgagcggataacaatt</text:p>
          </table:table-cell>
          <table:table-cell office:value-type="string" calcext:value-type="string">
            <text:p>Promoter hyper-spank is an inducible promoter that has been designed for high expression in B.subtilis. Gene expression under the control of the promoter hyper-spank can be induced by addition of Isopropyl β-D-1-thiogalactopyranoside (IPTG)</text:p>
          </table:table-cell>
          <table:table-cell office:value-type="string" calcext:value-type="string">
            <text:p>https://doi.org/10.1101/185108</text:p>
          </table:table-cell>
          <table:table-cell table:number-columns-repeated="3"/>
          <table:table-cell table:formula="of:=LEN([.L5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_veg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5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ggagttctgagaattggtatgccttataagtccaattaacagttgaaaacctgcataggagagctatgcgggttttttattttacataatgatacataatttaccgaaacttgcggaacataattgaggaatcatagaattttgtcaaaataattttattgacaacgtcttattaacgttgatataatttaaattttatttgacaaaaatgggctcgtgttgtacaataaatgtagt</text:p>
          </table:table-cell>
          <table:table-cell office:value-type="string" calcext:value-type="string">
            <text:p>Very strong constitutive promoter</text:p>
          </table:table-cell>
          <table:table-cell office:value-type="string" calcext:value-type="string">
            <text:p>https://doi.org/10.1186/1754-1611-7-29</text:p>
          </table:table-cell>
          <table:table-cell table:number-columns-repeated="3"/>
          <table:table-cell table:formula="of:=LEN([.L6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P_liaG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5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caaaaatcagaccagacaaaagcggcaaatgaataagcggaacggggaaggatttgcggtcaagtccttcccttccgcacgtatcaattcgcaagcttttcctttataatagaatgaatga</text:p>
          </table:table-cell>
          <table:table-cell office:value-type="string" calcext:value-type="string">
            <text:p>Constitutive promoter</text:p>
          </table:table-cell>
          <table:table-cell office:value-type="string" calcext:value-type="string">
            <text:p>https://doi.org/10.1186/1754-1611-7-29</text:p>
          </table:table-cell>
          <table:table-cell table:number-columns-repeated="3"/>
          <table:table-cell table:formula="of:=LEN([.L7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_lepA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5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agtcaatgtatgaatggatacgggatatgaatcaataagtacgtgaaagagaaaagcaacccagatatgatagggaacttttctctttcttgttttacattgaatctttacaatcctattgatataatctaagctagtgtattttgcgtttaatagt</text:p>
          </table:table-cell>
          <table:table-cell office:value-type="string" calcext:value-type="string">
            <text:p>Strong constitutive promoter</text:p>
          </table:table-cell>
          <table:table-cell office:value-type="string" calcext:value-type="string">
            <text:p>https://doi.org/10.1186/1754-1611-7-29</text:p>
          </table:table-cell>
          <table:table-cell table:number-columns-repeated="3"/>
          <table:table-cell table:formula="of:=LEN([.L8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P_liaI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attggccaaagcagaaaggtccgacctaattaaagaaagggaagcaagtgttcatctgtaaagggttttaaaacgccatgcctcgtgcatggcgtttttttgtgccaatgggtccggtgcgagatacgactccggtcttatataaaaatcaatctctgattcgttttgcatatcttccaacttgtataagatgaagacaaggaaaacga</text:p>
          </table:table-cell>
          <table:table-cell office:value-type="string" calcext:value-type="string">
            <text:p>Bacitracin-inducible promoter</text:p>
          </table:table-cell>
          <table:table-cell office:value-type="string" calcext:value-type="string">
            <text:p>https://doi.org/10.1186/1754-1611-7-29</text:p>
          </table:table-cell>
          <table:table-cell table:number-columns-repeated="3"/>
          <table:table-cell table:formula="of:=LEN([.L9])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_xylA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/>
          <table:table-cell office:value-type="string" calcext:value-type="string">
            <text:p>0000-0002-5750-234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/>
          <table:table-cell office:value-type="string" calcext:value-type="string">
            <text:p>gccgactttagatattttcgttataaagaaaaataatttgcacatgaaaaaggagatttctattttagaactcctttttcatatgagaaggtgccatgtcactattgcttcagaaatactcctagaataaaaaaactcatctttaaagatgagctgtccattccataaaaaattacattgtaatcatgtccagaaaatgatcaatcacaatggaggacattcctaatgccggtgcattctgtcctaaggaagatggcaataattcatagctattgcctaattgggaataaacccttgatgatacttcacttctcattgaatttaaaaccataggatgcgattcaattatgctatttcttaaaattacggcttgtgggttgaaagtatttagaatattggtaaggcctattcctaaatagaatccaaaattttgtaatgcatttaaggttccgatatcattcagatgggcgaggtttatgatatcttgataggacagttttttctctttggtctgaagagattttaataaagccttctctgaagcatacaattcccagcatcctcggtttccgcaactgcatttaggaccattaaagtctattgtcatatgtcccatttctccagagaagccgcttactcctctatataaatgattgttgataataacaccgatccctattcctgtgctgatacttacgtaaataatgttatcgtgattttttgcagctccaaatactttttctccatatgcgccagcatttgcctcattttcaataaaaacaggcacattgtacttctcttgtatcgaagattttaagtcaatatctctccagttggagttcggagtgaaaacaattttttgatctttatcaatgagtccaggcacgcaaatacctataccaataagcccgtacggagattggggcatttgcgtaataaagtgatgaatcatatcaatcaaaatgtctttcgttatttctggagaattggattccaaatggcggtattgatcaagaacgattgttccttcaaggtctgttaaaatgccattaatataatccacaccaacatctattccaacggagtatcctgcctttttattaaaaacaagcatgacaggtcttcttccgccacttgattgtccttgacctatttcaaataccatactttctttcattaacgtgtttacctgtgatgagacagttgatttatttaatccagtcatttcagataattttgctcttgaaataggtgaatttttaaggatttcttttaataataacttttgatttacttttttgacaaaggtttgatcagcgatatccacttcatccactccatttgtttaatctttaaattaagtatcaacatagtacatagcgaatcttccctttattatatctaatgtgttcataaaaaactaaaaaaaatattgaaaatactgacgaggttatataagatgaaaataagttagtttgtttaaacaacaaactaataggtgatgtacttactatatgaaataaaatgcatctgta</text:p>
          </table:table-cell>
          <table:table-cell office:value-type="string" calcext:value-type="string">
            <text:p>Xylose-inducible promoter</text:p>
          </table:table-cell>
          <table:table-cell office:value-type="string" calcext:value-type="string">
            <text:p>https://doi.org/10.1186/1754-1611-7-29</text:p>
          </table:table-cell>
          <table:table-cell table:number-columns-repeated="3"/>
          <table:table-cell table:formula="of:=LEN([.L10])"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Minimal EEF1A1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GGGGAGAACCGTATATAAGTGCAGTAGTCGCCGTGAACGTTCTTTTTCGCAACGGGTTTGCCGCCAGA ACACAGgtaagtgccgtgtgtggttcccgcgggcctggcctctttacgggttatggcccttgcgtgccttgaattac ttccacgcccctggctgcagtacgtgattcttgatcccgagcttcgggttggaagtgggtgggagagttcgaggcct tgcgcttaaggagccccttcgcctcgtgcttgagttgaggcctggcttgggcgctggggccgccgcgtgcgaatctg gtggcaccttcgcgcctgtctcgctgctttcgataagtctctagccatttaaaatttttgatgacctgctgcgacgc tttttttctggcaagatagtcttgtaaatgcgggccaagatctgcacactggtatttcggtttttggggccgcgggc ggcgacggggcccgtgcgtcccagcgcacatgttcggcgaggcggggcctgcgagcgcggccaccgagaatcggacg ggggtagtctcaagctggccggcctgctctggtgcctggcctcgcgccgccgtgtatcgccccgccctgggcggcaa ggctggcccggtcggcaccagttgcgtgagcggaaagatggccgcttcccggccctgctgcagggagctcaaaatgg aggacgcggcgctcgggagagcgggcgggtgagtcacccacacaaaggaaaagggcctttccgtcctcagccgtcgc ttcatgtgactccacggagtaccgggcgccgtccaggcacctcgattagttctcgagcttttggagtacgtcgtctt taggttggggggaggggttttatgcgatggagtttccccacactgagtgggtggagactgaagttaggccagcttgg cacttgatgtaattctccttggaatttgccctttttgagtttggatcttggttcattctcaagcctcagacagtggt tcaaagtttttttcttccatttcagGTGTCGTGAAAACTACCCCTAAAAGCCAAA</text:p>
          </table:table-cell>
          <table:table-cell office:value-type="string" calcext:value-type="string">
            <text:p>Sequence of “minimal” EEF1A1 promoter variant, minus the NotI and NheI restriction sites of the dual-reporter vector found in Fig. S2b. Lower case nucleotides denote the annotated intron 1 found in the EEF1A1 gene flanked by exons 1 and 2.</text:p>
          </table:table-cell>
          <table:table-cell office:value-type="string" calcext:value-type="string">
            <text:p>http://pubs.acs.org/doi/10.1021/acssynbio.6b00080</text:p>
          </table:table-cell>
          <table:table-cell table:number-columns-repeated="3"/>
          <table:table-cell table:formula="of:=LEN([.L11])"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synth.v1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GGAGATGACTCATGGACGTGCGAGCCGGAAGTGGGGACCGCCCCCGCCCCCGCCCTTCCAGGAAGGGATG ACTCATGCCCCGCCCCCTGGGGACCGCCCTGGGGACCGCCCCCGCCCGCCCCGCCCCGCCCCGCCCCCTCCCCCTGG TGACGTCCCGCCC</text:p>
          </table:table-cell>
          <table:table-cell office:value-type="string" calcext:value-type="string">
            <text:p>Sequence of synth.v1 variant cloned, minus the underlined EcoRI and NotI restriction sites of the dual-reporter vector found in Fig. S2b.</text:p>
          </table:table-cell>
          <table:table-cell office:value-type="string" calcext:value-type="string">
            <text:p>http://pubs.acs.org/doi/10.1021/acssynbio.6b00080</text:p>
          </table:table-cell>
          <table:table-cell table:number-columns-repeated="3"/>
          <table:table-cell table:formula="of:=LEN([.L12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ynth.v2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CGCCCTTCCAGGAAGCCGCCCTGGGGAGCCCCGCCCCCCCTGGTGACGTCCCGCCCCCGCCCCCGCCCCC GCCCGGACGTGCGAGCCGGAAGGGATGACTCATTGGGGAAGGAGATGACTCATGCCCCGCCCCCCGCCCTGGGGAGC CCCGCCCCCTCCC</text:p>
          </table:table-cell>
          <table:table-cell office:value-type="string" calcext:value-type="string">
            <text:p>Sequence of synth.v2 variant cloned, minus the underlined EcoRI and NotI restriction sites of the dual-reporter vector found in Fig. S2b.</text:p>
          </table:table-cell>
          <table:table-cell office:value-type="string" calcext:value-type="string">
            <text:p>http://pubs.acs.org/doi/10.1021/acssynbio.6b00080</text:p>
          </table:table-cell>
          <table:table-cell table:number-columns-repeated="3"/>
          <table:table-cell table:formula="of:=LEN([.L13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ynth.v3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GTAAGTATATACATATATACATAGGTAAGTAGGTAAGTAGGTAAGTAGGTAAGTATATACATAGGTAAGT AGGTAAGTAGGTAAGTATATACATAGGTAAGTACTTTGTTATACATATATACATAGGTAAGTACACTAATTGGTAAG TA</text:p>
          </table:table-cell>
          <table:table-cell office:value-type="string" calcext:value-type="string">
            <text:p>Sequence of synth.v3 variant cloned, minus the underlined EcoRI and NotI restriction sites of the dual-reporter vector found in Fig. S2b.</text:p>
          </table:table-cell>
          <table:table-cell office:value-type="string" calcext:value-type="string">
            <text:p>http://pubs.acs.org/doi/10.1021/acssynbio.6b00080</text:p>
          </table:table-cell>
          <table:table-cell table:number-columns-repeated="3"/>
          <table:table-cell table:formula="of:=LEN([.L14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ynthetic 'native' pCMV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GGAAAAAGCACCTGGGTTTTCCAGGTCCCGAGAGGCACATGGCCAATAAGGTGAATTTGGCAATTAGC CGTGTGTAAAGTTGGCTATTGGCCTCATAAAGCTTTGGCTCATGTCCCCGCACTGATCCGCCCAAGTGTAACACCGC CCCGAAGAAGCGTGACGTCAGGACTCACTGTGACGTATGCCGGGATAGGGGACTTTCCACTAGAAATCTGACGTCAG GGTAGGATAGTGGAGCCTGTGTACATTGGCAAGGTTAAGGCTGCCAATAGATACTTCTGACGTCAAAGACTGTACTG ACGGTGAACGTGAGGGACTTTCCTATAGTATAATTTGGCATACGAGTAATTTGGCAGTACACCCCTTAATTGAGTGG ATTCTTCAGGCGTGACTCAGTCGGATATAGGGGATTTCCCAACTGTGTTCTCCACTTCTGCTTTCTGACGTCATACC TACTGCTTGGCAATCGCAGACACCGCCCTTTACACGCCTGACGCTTTACAAATGGGCGGTAGGCGTGTACGGTGGGA GGTCTATATAAGCAGAGCTCGTTTAGTGAACCGTCAGATCGCCTGGAGACGCCATCCACGCTGTTTTGACCTCCATA GAAGACACCGGGACCGATCCAGCCTCCGCGGCCGGGAACGGTGCATTGGAACGCGGATTCCCCGTGCCAAGAGTGAC TCACCGTCCTTGACACG</text:p>
          </table:table-cell>
          <table:table-cell office:value-type="string" calcext:value-type="string">
            <text:p>Sequence of synthetic “native” pCMV variant, minus the underlined NotI and NheI restriction sites of the dual-reporter vector found in Fig. S2b.</text:p>
          </table:table-cell>
          <table:table-cell office:value-type="string" calcext:value-type="string">
            <text:p>http://pubs.acs.org/doi/10.1021/acssynbio.6b00080</text:p>
          </table:table-cell>
          <table:table-cell table:number-columns-repeated="3"/>
          <table:table-cell table:formula="of:=LEN([.L15])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synthetic 'sequential' pCMV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saac Larkin</text:p>
          </table:table-cell>
          <table:table-cell office:value-type="string" calcext:value-type="string">
            <text:p>eyesmo@gmail.com</text:p>
          </table:table-cell>
          <table:table-cell office:value-type="string" calcext:value-type="string">
            <text:p>ChiTown Bio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0000-0002-5750-243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#promo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GGAAAAAGTTTCGGGCTTTTCCAAGAGAGAAGCGGCACATGGCCAAAAGTGAACAATTGGCAATTAGC CTATCCGAAAGTTGGCTATTGGCCTCCCTTCTCCTTGGCTCATGTCCATATTAAACATTGGCAGTACACCTATTAGT ATACCGCCCCTGTCATAAACCGCCCAAATACATACCCGCCCTTCTGCTCCCGGGCGGCCCTGTTTTTTGACGTCACT AAGCTTGCTGACGTCAACCCCTTCACTGACGTCAACAAAAATCGTGACGTCACCAGGGTTCCTGACGTATTAGTCCT GACTGACGATTAGGTAACTGACGCGCTGCCATTGGGACTTTCCACAATCTGCCGGGACTTTCCACGCTCACCGGTGG AGTCAGGCGCTAGTGGATTCCAATCAGGCTCCACACCTTTATAGTTGGCATTGCAGTACCTGCCAAATAAACCCAAT TGGCATCACCTGTATTTGGCAAGAAACGGTTTGACTCAAGCCACAAATGGGGATTTCCTAGGCGTGTACGGTGGGAG GTCTATATAAGCAGAGCTCGTTTAGTGAACCGTCAGATCGCCTGGAGACGCCATCCACGCTGTTTTGACCTCCATAG AAGACACCGGGACCGATCCAGCCTCCGCGGCCGGGAACGGTGCATTGGAACGCGGATTCCCCGTGCCAAGAGTGACT CACCGTCCTTGACACG</text:p>
          </table:table-cell>
          <table:table-cell office:value-type="string" calcext:value-type="string">
            <text:p>Sequence of synthetic “sequential” pCMV variant, minus the underlined NotI and NheI restriction sites of the dual-reporter vector found in Fig. S2b.</text:p>
          </table:table-cell>
          <table:table-cell office:value-type="string" calcext:value-type="string">
            <text:p>http://pubs.acs.org/doi/10.1021/acssynbio.6b00080</text:p>
          </table:table-cell>
          <table:table-cell table:number-columns-repeated="3"/>
          <table:table-cell table:formula="of:=LEN([.L16])" office:value-type="float" office:value="710" calcext:value-type="float">
            <text:p>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7:25:36.964417782</meta:creation-date>
    <dc:date>2018-01-31T17:37:04.041213723</dc:date>
    <meta:editing-duration>PT11M28S</meta:editing-duration>
    <meta:editing-cycles>1</meta:editing-cycles>
    <meta:document-statistic meta:table-count="1" meta:cell-count="220" meta:object-count="0"/>
    <meta:generator>LibreOffice/5.4.4.2$Linux_X86_64 LibreOffice_project/40m0$Build-2</meta:generator>
  </office:meta>
</office:document-meta>
</file>